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6.8cm"/>
    </style:style>
    <style:style style:name="Table1.B" style:family="table-column">
      <style:table-column-properties style:column-width="5.212cm"/>
    </style:style>
    <style:style style:name="Table1.C" style:family="table-column">
      <style:table-column-properties style:column-width="2.09cm"/>
    </style:style>
    <style:style style:name="Table1.1" style:family="table-row">
      <style:table-row-properties style:min-row-height="0.728cm" fo:keep-together="auto"/>
    </style:style>
    <style:style style:name="Table1.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1.2" style:family="table-row">
      <style:table-row-properties style:min-row-height="1.046cm" fo:keep-together="auto"/>
    </style:style>
    <style:style style:name="Table1.A3" style:family="table-cell">
      <style:table-cell-properties style:vertical-align="middle" fo:background-color="transparent" fo:padding-left="0.182cm" fo:padding-right="0.191cm" fo:padding-top="0cm" fo:padding-bottom="0cm" fo:border-left="0.5pt solid #000000" fo:border-right="none" fo:border-top="none" fo:border-bottom="0.5pt solid #000000">
        <style:background-image/>
      </style:table-cell-properties>
    </style:style>
    <style:style style:name="Table1.D3" style:family="table-cell">
      <style:table-cell-properties style:vertical-align="middle" fo:background-color="transparent" fo:padding-left="0.182cm" fo:padding-right="0.191cm" fo:padding-top="0cm" fo:padding-bottom="0cm" fo:border-left="0.5pt solid #000000" fo:border-right="0.5pt solid #000000" fo:border-top="none" fo:border-bottom="0.5pt solid #000000">
        <style:background-image/>
      </style:table-cell-properties>
    </style:style>
    <style:style style:name="Table1.4" style:family="table-row">
      <style:table-row-properties style:min-row-height="1.214cm" fo:keep-together="auto"/>
    </style:style>
    <style:style style:name="Table2" style:family="table">
      <style:table-properties style:width="16.536cm" fo:margin-left="-0.52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3.651cm"/>
    </style:style>
    <style:style style:name="Table2.C" style:family="table-column">
      <style:table-column-properties style:column-width="4.286cm"/>
    </style:style>
    <style:style style:name="Table2.D" style:family="table-column">
      <style:table-column-properties style:column-width="1.905cm"/>
    </style:style>
    <style:style style:name="Table2.E" style:family="table-column">
      <style:table-column-properties style:column-width="2.884cm"/>
    </style:style>
    <style:style style:name="Table2.1" style:family="table-row">
      <style:table-row-properties style:min-row-height="0.728cm" fo:keep-together="auto"/>
    </style:style>
    <style:style style:name="Table2.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2.2" style:family="table-row">
      <style:table-row-properties style:min-row-height="1.496cm" fo:keep-together="auto"/>
    </style:style>
    <style:style style:name="Table2.3" style:family="table-row">
      <style:table-row-properties style:min-row-height="1.046cm" fo:keep-together="auto"/>
    </style:style>
    <style:style style:name="Table2.4" style:family="table-row">
      <style:table-row-properties style:min-row-height="0.665cm" fo:keep-together="auto"/>
    </style:style>
    <style:style style:name="Table2.5" style:family="table-row">
      <style:table-row-properties style:min-row-height="1.028cm" fo:keep-together="auto"/>
    </style:style>
    <style:style style:name="Table2.6" style:family="table-row">
      <style:table-row-properties style:min-row-height="1.214cm" fo:keep-together="auto"/>
    </style:style>
    <style:style style:name="Table2.7" style:family="table-row">
      <style:table-row-properties style:min-row-height="1.24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9d28"/>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fo:font-size="13pt" style:font-size-asian="13pt" style:font-size-complex="13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color="#111111" officeooo:rsid="0018cc21" officeooo:paragraph-rsid="0018cc21" fo:background-color="#b1bfbd"/>
    </style:style>
    <style:style style:name="P7" style:family="paragraph" style:parent-style-name="Standard">
      <style:paragraph-properties fo:margin-left="0cm" fo:margin-right="0cm" fo:text-indent="-1.905cm" style:auto-text-indent="false"/>
    </style:style>
    <style:style style:name="P8" style:family="paragraph" style:parent-style-name="Standard">
      <style:paragraph-properties fo:margin-left="0cm" fo:margin-right="0cm" fo:text-indent="-1.905cm" style:auto-text-indent="false"/>
      <style:text-properties officeooo:paragraph-rsid="002747c4"/>
    </style:style>
    <style:style style:name="P9" style:family="paragraph" style:parent-style-name="Standard">
      <style:paragraph-properties fo:margin-left="0cm" fo:margin-right="0cm" fo:margin-top="0.101cm" fo:margin-bottom="0.101cm" loext:contextual-spacing="false" fo:text-indent="-1.905cm" style:auto-text-indent="false"/>
      <style:text-properties officeooo:paragraph-rsid="002747c4"/>
    </style:style>
    <style:style style:name="P10" style:family="paragraph" style:parent-style-name="Text_20_body">
      <style:paragraph-properties fo:margin-left="0cm" fo:margin-right="0cm" fo:margin-top="0cm" fo:margin-bottom="0.046cm" loext:contextual-spacing="false" fo:text-indent="-1.905cm" style:auto-text-indent="false"/>
      <style:text-properties fo:font-variant="normal" fo:text-transform="none" style:font-name="apple-system" fo:font-size="10.5pt" fo:letter-spacing="normal" fo:font-style="normal" fo:font-weight="normal" officeooo:paragraph-rsid="0023ee68"/>
    </style:style>
    <style:style style:name="P11" style:family="paragraph" style:parent-style-name="Text_20_body">
      <style:paragraph-properties fo:margin-left="0cm" fo:margin-right="0cm" fo:margin-top="0cm" fo:margin-bottom="0cm" loext:contextual-spacing="false" fo:text-indent="-1.905cm" style:auto-text-indent="false"/>
      <style:text-properties fo:font-variant="normal" fo:text-transform="none" style:font-name="Times new Roman" fo:font-size="12pt" fo:letter-spacing="normal" fo:font-style="normal" fo:font-weight="normal" officeooo:paragraph-rsid="0023ee68" style:font-size-asian="12pt" style:font-size-complex="12pt"/>
    </style:style>
    <style:style style:name="P12" style:family="paragraph" style:parent-style-name="Standard">
      <style:paragraph-properties fo:margin-left="-1.905cm" fo:margin-right="0cm" fo:line-height="100%" fo:text-align="start" style:justify-single-word="false" fo:text-indent="0cm" style:auto-text-indent="false">
        <style:tab-stops>
          <style:tab-stop style:position="4.128cm"/>
          <style:tab-stop style:position="4.763cm"/>
        </style:tab-stops>
      </style:paragraph-properties>
    </style:style>
    <style:style style:name="P13" style:family="paragraph" style:parent-style-name="Standard">
      <style:paragraph-properties fo:margin-left="-1.905cm" fo:margin-right="0cm" fo:line-height="115%" fo:text-indent="0cm" style:auto-text-indent="false"/>
    </style:style>
    <style:style style:name="P14" style:family="paragraph" style:parent-style-name="Standard">
      <style:paragraph-properties fo:margin-left="-1.905cm" fo:margin-right="0cm" fo:text-indent="0cm" style:auto-text-indent="false"/>
      <style:text-properties officeooo:paragraph-rsid="0019ab60"/>
    </style:style>
    <style:style style:name="P15" style:family="paragraph" style:parent-style-name="Standard">
      <style:paragraph-properties fo:margin-left="-1.905cm" fo:margin-right="0cm" fo:margin-top="0cm" fo:margin-bottom="0cm" loext:contextual-spacing="false" fo:line-height="115%" fo:text-indent="0cm" style:auto-text-indent="false"/>
    </style:style>
    <style:style style:name="P16" style:family="paragraph" style:parent-style-name="Standard">
      <style:paragraph-properties fo:margin-left="-1.905cm" fo:margin-right="0cm" fo:margin-top="0cm" fo:margin-bottom="0cm" loext:contextual-spacing="false" fo:line-height="115%" fo:text-indent="0cm" style:auto-text-indent="false">
        <style:tab-stops>
          <style:tab-stop style:position="4.128cm"/>
          <style:tab-stop style:position="4.763cm"/>
        </style:tab-stops>
      </style:paragraph-properties>
    </style:style>
    <style:style style:name="P17" style:family="paragraph" style:parent-style-name="Standard">
      <style:paragraph-properties fo:margin-left="-1.91cm" fo:margin-right="0cm" fo:text-indent="0cm" style:auto-text-indent="false">
        <style:tab-stops>
          <style:tab-stop style:position="4.128cm"/>
          <style:tab-stop style:position="4.763cm"/>
        </style:tab-stops>
      </style:paragraph-properties>
      <style:text-properties fo:font-size="13pt" fo:font-weight="bold" style:font-size-asian="13pt" style:font-weight-asian="bold" style:font-size-complex="13pt"/>
    </style:style>
    <style:style style:name="P18" style:family="paragraph" style:parent-style-name="Standard">
      <style:paragraph-properties fo:margin-left="-1.91cm" fo:margin-right="0cm" fo:text-indent="0cm" style:auto-text-indent="false">
        <style:tab-stops>
          <style:tab-stop style:position="4.128cm"/>
          <style:tab-stop style:position="4.763cm"/>
        </style:tab-stops>
      </style:paragraph-properties>
    </style:style>
    <style:style style:name="P19" style:family="paragraph" style:parent-style-name="Standard">
      <style:paragraph-properties fo:margin-left="0.635cm" fo:margin-right="0cm" fo:line-height="115%" fo:orphans="0" fo:widows="0" fo:text-indent="0cm" style:auto-text-indent="false"/>
    </style:style>
    <style:style style:name="P20" style:family="paragraph" style:parent-style-name="Standard">
      <style:paragraph-properties fo:margin-left="0.635cm" fo:margin-right="0cm" fo:line-height="115%" fo:orphans="0" fo:widows="0" fo:text-indent="0cm" style:auto-text-indent="false"/>
      <style:text-properties officeooo:paragraph-rsid="0019ab60"/>
    </style:style>
    <style:style style:name="P21" style:family="paragraph" style:parent-style-name="Standard">
      <style:paragraph-properties fo:margin-left="0.635cm" fo:margin-right="0cm" fo:line-height="115%" fo:orphans="0" fo:widows="0" fo:text-indent="0cm" style:auto-text-indent="false"/>
      <style:text-properties officeooo:rsid="002174c6" officeooo:paragraph-rsid="002174c6"/>
    </style:style>
    <style:style style:name="P22" style:family="paragraph" style:parent-style-name="Standard">
      <style:paragraph-properties fo:margin-left="0cm" fo:margin-right="0cm" fo:line-height="115%" fo:orphans="0" fo:widows="0" fo:text-indent="0cm" style:auto-text-indent="false"/>
    </style:style>
    <style:style style:name="P23"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71922"/>
    </style:style>
    <style:style style:name="P24" style:family="paragraph" style:parent-style-name="Standard">
      <style:paragraph-properties fo:margin-left="5.08cm" fo:margin-right="0cm" fo:margin-top="0.212cm" fo:margin-bottom="0cm" loext:contextual-spacing="false" fo:text-indent="-6.985cm" style:auto-text-indent="false"/>
    </style:style>
    <style:style style:name="P25" style:family="paragraph" style:parent-style-name="Standard">
      <style:paragraph-properties fo:margin-left="5.08cm" fo:margin-right="0cm" fo:margin-top="0.212cm" fo:margin-bottom="0cm" loext:contextual-spacing="false" fo:text-indent="-6.985cm" style:auto-text-indent="false"/>
      <style:text-properties fo:font-weight="bold" style:font-weight-asian="bold"/>
    </style:style>
    <style:style style:name="P26" style:family="paragraph" style:parent-style-name="Standard">
      <style:paragraph-properties fo:margin-left="5.08cm" fo:margin-right="0cm" fo:margin-top="0cm" fo:margin-bottom="0cm" loext:contextual-spacing="false" fo:line-height="200%" fo:text-indent="-6.985cm" style:auto-text-indent="false"/>
      <style:text-properties fo:font-size="13pt" style:font-size-asian="13pt" style:font-size-complex="13pt"/>
    </style:style>
    <style:style style:name="P27" style:family="paragraph" style:parent-style-name="Standard">
      <style:paragraph-properties fo:margin-left="5.08cm" fo:margin-right="0cm" fo:margin-top="0cm" fo:margin-bottom="0cm" loext:contextual-spacing="false" fo:line-height="100%" fo:text-indent="-6.985cm" style:auto-text-indent="false"/>
      <style:text-properties fo:font-weight="bold" style:font-weight-asian="bold"/>
    </style:style>
    <style:style style:name="P28" style:family="paragraph" style:parent-style-name="Standard">
      <style:paragraph-properties fo:margin-left="10.16cm" fo:margin-right="0cm" fo:text-indent="0cm" style:auto-text-indent="false"/>
    </style:style>
    <style:style style:name="P29" style:family="paragraph" style:parent-style-name="Standard">
      <style:paragraph-properties fo:margin-left="4.763cm" fo:margin-right="0cm" fo:text-indent="-6.668cm" style:auto-text-indent="false">
        <style:tab-stops>
          <style:tab-stop style:position="4.128cm"/>
          <style:tab-stop style:position="4.763cm"/>
        </style:tab-stops>
      </style:paragraph-properties>
      <style:text-properties fo:font-weight="bold" style:font-weight-asian="bold"/>
    </style:style>
    <style:style style:name="P30" style:family="paragraph" style:parent-style-name="Text_20_body">
      <style:paragraph-properties fo:margin-left="2.54cm" fo:margin-right="0cm" fo:margin-top="0cm" fo:margin-bottom="0.046cm" loext:contextual-spacing="false" fo:text-indent="-1.905cm" style:auto-text-indent="false"/>
      <style:text-properties fo:font-variant="normal" fo:text-transform="none" style:font-name="Times new Roman" fo:font-size="12pt" fo:letter-spacing="normal" fo:font-style="normal" fo:font-weight="normal" officeooo:paragraph-rsid="002558f7" style:font-size-asian="12pt" style:font-size-complex="12pt"/>
    </style:style>
    <style:style style:name="P31" style:family="paragraph" style:parent-style-name="Text_20_body">
      <style:paragraph-properties fo:margin-left="2.54cm" fo:margin-right="0cm" fo:margin-top="0cm" fo:margin-bottom="0.046cm" loext:contextual-spacing="false" fo:text-indent="-1.905cm" style:auto-text-indent="false"/>
      <style:text-properties officeooo:paragraph-rsid="0023ee68"/>
    </style:style>
    <style:style style:name="P32" style:family="paragraph" style:parent-style-name="Text_20_body">
      <style:paragraph-properties fo:margin-left="2.54cm" fo:margin-right="0cm" fo:margin-top="0cm" fo:margin-bottom="0cm" loext:contextual-spacing="false" fo:text-indent="-1.905cm" style:auto-text-indent="false"/>
      <style:text-properties officeooo:paragraph-rsid="0023ee68"/>
    </style:style>
    <style:style style:name="P33" style:family="paragraph" style:parent-style-name="Standard" style:master-page-name="Standard">
      <style:paragraph-properties fo:line-height="115%" fo:text-align="center" style:justify-single-word="false" style:page-number="auto">
        <style:tab-stops>
          <style:tab-stop style:position="15.558cm"/>
        </style:tab-stops>
      </style:paragraph-properties>
    </style:style>
    <style:style style:name="P34" style:family="paragraph" style:parent-style-name="Standard" style:list-style-name="WWNum2">
      <style:paragraph-properties fo:line-height="100%"/>
      <style:text-properties fo:font-size="13pt" style:font-size-asian="13pt" style:font-size-complex="13pt"/>
    </style:style>
    <style:style style:name="P35" style:family="paragraph" style:parent-style-name="Text_20_body">
      <style:paragraph-properties fo:margin-left="2.54cm" fo:margin-right="0cm" fo:text-indent="0cm" style:auto-text-indent="false"/>
      <style:text-properties officeooo:paragraph-rsid="00271922"/>
    </style:style>
    <style:style style:name="P36"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a9f1c"/>
    </style:style>
    <style:style style:name="P37" style:family="paragraph">
      <loext:graphic-properties draw:fill="none"/>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20pt" fo:language="pt" fo:country="BR" style:text-underline-style="solid" style:text-underline-width="auto" style:text-underline-color="font-color" style:font-size-asian="20pt" style:font-size-complex="20pt"/>
    </style:style>
    <style:style style:name="T3" style:family="text">
      <style:text-properties fo:font-size="18pt" fo:language="pt" fo:country="BR" fo:font-weight="bold" style:font-size-asian="18pt" style:font-weight-asian="bold" style:font-size-complex="18pt"/>
    </style:style>
    <style:style style:name="T4" style:family="text">
      <style:text-properties fo:color="#007399" fo:font-size="18pt" fo:language="de" fo:country="DE" fo:font-weight="bold" fo:background-color="#ffff00" loext:char-shading-value="0" style:font-size-asian="18pt" style:font-weight-asian="bold" style:font-size-complex="18pt"/>
    </style:style>
    <style:style style:name="T5" style:family="text">
      <style:text-properties fo:color="#007399" fo:font-size="18pt" fo:language="de" fo:country="DE" fo:font-weight="normal" fo:background-color="#ffff00" loext:char-shading-value="0" style:font-size-asian="18pt" style:font-weight-asian="normal" style:font-size-complex="18pt" style:font-weight-complex="normal"/>
    </style:style>
    <style:style style:name="T6" style:family="text">
      <style:text-properties fo:color="#007399" fo:font-size="18pt" fo:language="de" fo:country="DE" fo:font-weight="normal" officeooo:rsid="002747c4" fo:background-color="#ffff00" loext:char-shading-value="0" style:font-size-asian="18pt" style:font-weight-asian="normal" style:font-size-complex="18pt" style:font-weight-complex="normal"/>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officeooo:rsid="001fe788"/>
    </style:style>
    <style:style style:name="T10" style:family="text">
      <style:text-properties fo:font-weight="normal" style:font-weight-asian="normal" style:font-weight-complex="normal"/>
    </style:style>
    <style:style style:name="T11" style:family="text">
      <style:text-properties fo:font-weight="normal" fo:background-color="#00ffff" loext:char-shading-value="0"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9ab60" style:font-weight-asian="bold" style:font-weight-complex="bold"/>
    </style:style>
    <style:style style:name="T15" style:family="text">
      <style:text-properties fo:font-weight="bold" officeooo:rsid="0022dafc" style:font-weight-asian="bold" style:font-weight-complex="bold"/>
    </style:style>
    <style:style style:name="T16" style:family="text">
      <style:text-properties fo:font-weight="bold" officeooo:rsid="0023ce87" style:font-weight-asian="bold" style:font-weight-complex="bold"/>
    </style:style>
    <style:style style:name="T17" style:family="text">
      <style:text-properties fo:font-weight="bold" officeooo:rsid="002558f7" style:font-weight-asian="bold" style:font-weight-complex="bold"/>
    </style:style>
    <style:style style:name="T18" style:family="text">
      <style:text-properties fo:font-weight="bold" officeooo:rsid="0022dafc" fo:background-color="#e8f2a1" loext:char-shading-value="0" style:font-weight-asian="bold" style:font-weight-complex="bold"/>
    </style:style>
    <style:style style:name="T19" style:family="text">
      <style:text-properties fo:font-size="13pt" fo:font-weight="normal" fo:background-color="#00ffff" loext:char-shading-value="0" style:font-size-asian="13pt" style:font-weight-asian="normal" style:font-size-complex="13pt" style:font-weight-complex="normal"/>
    </style:style>
    <style:style style:name="T20" style:family="text">
      <style:text-properties fo:font-size="13pt" fo:font-weight="bold" style:font-size-asian="13pt" style:font-weight-asian="bold" style:font-size-complex="13pt"/>
    </style:style>
    <style:style style:name="T21" style:family="text">
      <style:text-properties fo:font-size="13pt" style:font-size-asian="13pt" style:font-size-complex="13pt"/>
    </style:style>
    <style:style style:name="T22" style:family="text">
      <style:text-properties fo:text-transform="uppercase" style:text-underline-style="none" fo:font-weight="normal" fo:background-color="#00ffff" loext:char-shading-value="0" style:font-weight-asian="normal" style:font-weight-complex="normal"/>
    </style:style>
    <style:style style:name="T23" style:family="text">
      <style:text-properties fo:text-transform="uppercase" style:text-underline-style="none" fo:font-weight="bold" style:font-weight-asian="bold" style:font-weight-complex="bold"/>
    </style:style>
    <style:style style:name="T24" style:family="text">
      <style:text-properties fo:font-size="10pt" style:font-size-asian="10pt" style:font-size-complex="10pt"/>
    </style:style>
    <style:style style:name="T25" style:family="text">
      <style:text-properties officeooo:rsid="0019ab60"/>
    </style:style>
    <style:style style:name="T26" style:family="text">
      <style:text-properties officeooo:rsid="001b9d28"/>
    </style:style>
    <style:style style:name="T2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ee68"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1922"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47c4"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90dec"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abd8d"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weight-asian="bold" style:font-size-complex="12pt" style:font-weight-complex="bold"/>
    </style:style>
    <style:style style:name="T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5685c" style:text-blinking="false" fo:background-color="#e8f2a1" loext:char-shading-value="0" style:font-size-asian="12pt" style:font-size-complex="12pt"/>
    </style:style>
    <style:style style:name="T35"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3ee68" style:text-blinking="false" fo:background-color="transparent" loext:char-shading-value="0" style:font-size-asian="12pt" style:font-weight-asian="bold" style:font-size-complex="12pt" style:font-weight-complex="bold"/>
    </style:style>
    <style:style style:name="T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71922" style:text-blinking="false" fo:background-color="transparent" loext:char-shading-value="0" style:font-size-asian="12pt" style:font-weight-asian="bold" style:font-size-complex="12pt" style:font-weight-complex="bold"/>
    </style:style>
    <style:style style:name="T37" style:family="text">
      <style:text-properties officeooo:rsid="0022dafc"/>
    </style:style>
    <style:style style:name="T38" style:family="text">
      <style:text-properties officeooo:rsid="0023ce87"/>
    </style:style>
    <style:style style:name="T39" style:family="text">
      <style:text-properties style:font-name="Times new Roman" fo:font-size="12pt" style:font-size-asian="12pt" style:font-size-complex="12pt"/>
    </style:style>
    <style:style style:name="T40" style:family="text">
      <style:text-properties style:font-name="Times new Roman" fo:font-size="12pt" officeooo:rsid="0023ce87" style:font-size-asian="12pt" style:font-size-complex="12pt"/>
    </style:style>
    <style:style style:name="T41" style:family="text">
      <style:text-properties style:font-name="Times new Roman" fo:font-size="12pt" officeooo:rsid="0023ee68" style:font-size-asian="12pt" style:font-size-complex="12pt"/>
    </style:style>
    <style:style style:name="T42" style:family="text">
      <style:text-properties style:font-name="Times new Roman" fo:font-size="12pt" officeooo:rsid="0023ce87" fo:background-color="#e8f2a1" loext:char-shading-value="0" style:font-size-asian="12pt" style:font-size-complex="12pt"/>
    </style:style>
    <style:style style:name="T43" style:family="text">
      <style:text-properties style:font-name="Times new Roman" fo:font-size="12pt" officeooo:rsid="0023ee68" fo:background-color="#e8f2a1" loext:char-shading-value="0" style:font-size-asian="12pt" style:font-size-complex="12pt"/>
    </style:style>
    <style:style style:name="T44" style:family="text">
      <style:text-properties fo:color="#000000" style:font-name="Times new Roman" fo:font-size="12pt" officeooo:rsid="0023ce87" style:font-size-asian="12pt" style:font-size-complex="12pt"/>
    </style:style>
    <style:style style:name="T45" style:family="text">
      <style:text-properties fo:color="#000000" style:text-line-through-style="none" style:text-line-through-type="none" style:font-name="Times new Roman" fo:font-size="12pt" style:text-underline-style="none" officeooo:rsid="0023ee68" style:text-blinking="false" fo:background-color="transparent" loext:char-shading-value="0" style:font-size-asian="12pt" style:font-size-complex="12pt"/>
    </style:style>
    <style:style style:name="T46" style:family="text">
      <style:text-properties fo:color="#000000" style:text-line-through-style="none" style:text-line-through-type="none" style:font-name="Times new Roman" fo:font-size="12pt" style:text-underline-style="none" officeooo:rsid="0023ce87" style:text-blinking="false" fo:background-color="transparent" loext:char-shading-value="0" style:font-size-asian="12pt" style:font-size-complex="12pt"/>
    </style:style>
    <style:style style:name="T47" style:family="text">
      <style:text-properties fo:color="#000000" style:text-line-through-style="none" style:text-line-through-type="none" style:font-name="Times new Roman" fo:font-size="12pt" style:text-underline-style="none" officeooo:rsid="002a9f1c" style:text-blinking="false" fo:background-color="transparent" loext:char-shading-value="0" style:font-size-asian="12pt" style:font-size-complex="12pt"/>
    </style:style>
    <style:style style:name="T48" style:family="text">
      <style:text-properties fo:color="#000000" style:text-line-through-style="none" style:text-line-through-type="none" style:font-name="Times new Roman" fo:font-size="12pt" style:text-underline-style="none" officeooo:rsid="0025685c" style:text-blinking="false" fo:background-color="#e8f2a1" loext:char-shading-value="0" style:font-size-asian="12pt" style:font-size-complex="12pt"/>
    </style:style>
    <style:style style:name="T49" style:family="text">
      <style:text-properties fo:color="#000000" style:text-line-through-style="none" style:text-line-through-type="none" style:font-name="Times new Roman" fo:font-size="12pt" style:text-underline-style="none" officeooo:rsid="002a9f1c" style:text-blinking="false" fo:background-color="#e8f2a1" loext:char-shading-value="0" style:font-size-asian="12pt" style:font-size-complex="12pt"/>
    </style:style>
    <style:style style:name="T50" style:family="text">
      <style:text-properties officeooo:rsid="002558f7"/>
    </style:style>
    <style:style style:name="T51" style:family="text">
      <style:text-properties officeooo:rsid="00271922"/>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text:s text:c="4"/></text:span><text:span text:style-name="T2">CURRICULUM VITAE</text:span></text:p>
      <text:p text:style-name="P7"><text:span text:style-name="T3">NIRBHAY KUMAR PANDEY <text:s text:c="2"/></text:span><text:span text:style-name="T4">(</text:span><text:span text:style-name="T5">c++11/</text:span><text:span text:style-name="T6">QT</text:span><text:span text:style-name="T5"> developer</text:span><text:span text:style-name="T4">)</text:span><text:span text:style-name="T3"> </text:span></text:p>
      <text:p text:style-name="P8"><text:span text:style-name="T8">E-mail:- </text:span><text:a xlink:type="simple" xlink:href="mailto:nirbhay57@gmail.com" text:style-name="Internet_20_link" text:visited-style-name="Visited_20_Internet_20_Link"><text:span text:style-name="T7">nirbhay57@gmail.com</text:span></text:a><text:span text:style-name="T7"> <text:s text:c="48"/></text:span><text:a xlink:type="simple" xlink:href="https://www.codechef.com/users/nirbhay57" text:style-name="Internet_20_link" text:visited-style-name="Visited_20_Internet_20_Link"><text:span text:style-name="T7">https://www.codechef.com/users/nirbhay57</text:span></text:a></text:p>
      <text:p text:style-name="P9"><text:span text:style-name="T8">Contact no: -</text:span><text:span text:style-name="T7"> +91 </text:span><text:span text:style-name="T9">8929896084</text:span> <text:s text:c="15"/><text:a xlink:type="simple" xlink:href="https://stackoverflow.com/users/1969682/nirbhay-kumar-pandey" text:style-name="Internet_20_link" text:visited-style-name="Visited_20_Internet_20_Link">https://stackoverflow.com/users/1969682/nirbhay-kumar-pandey</text:a></text:p>
      <text:p text:style-name="P11"><text:s text:c="17"/><text:span text:style-name="T18">C++11 concepts</text:span><text:span text:style-name="T37"> : </text:span></text:p>
      <text:p text:style-name="P30"><text:span text:style-name="T16"><text:s text:c="17"/>1</text:span><text:span text:style-name="T37">. </text:span>literals. <text:span text:style-name="T16">2</text:span><text:span text:style-name="T37">. </text:span>const vs <text:s/>constexpr vs constant expression. <text:span text:style-name="T16">3</text:span><text:span text:style-name="T37">. </text:span>literal types. <text:span text:style-name="T15">4</text:span><text:span text:style-name="T37">. </text:span>decltype. <text:span text:style-name="T15">5</text:span><text:span text:style-name="T37">. </text:span>default function augument. <text:span text:style-name="T15">6</text:span><text:span text:style-name="T37">. </text:span>static types <text:span text:style-name="T37">vs dynamic types of pointer/refrences.</text:span> <text:span text:style-name="T15">7</text:span><text:span text:style-name="T37">. </text:span>lvalue and rvalue reference. <text:span text:style-name="T15">8</text:span><text:span text:style-name="T37">. lvalue, rvalue, glvalue, prvalue, xvalue.</text:span> <text:span text:style-name="T15">9</text:span><text:span text:style-name="T37">. </text:span>base type <text:span text:style-name="T37">and </text:span>compound type. <text:span text:style-name="T15">10</text:span><text:span text:style-name="T37">. </text:span>lambda expressions.</text:p>
      <text:p text:style-name="P30"><text:span text:style-name="T15"><text:s text:c="18"/>11</text:span><text:span text:style-name="T37">. </text:span>3-4 different types of friend function/class. <text:span text:style-name="T15">12</text:span><text:span text:style-name="T37">. </text:span>default initialization <text:span text:style-name="T37">and </text:span>value initialization. <text:span text:style-name="T15">13</text:span><text:span text:style-name="T37">. </text:span>order of evaluation. <text:span text:style-name="T15">14</text:span><text:span text:style-name="T37">. </text:span>synthesized default constructors. <text:span text:style-name="T15">15</text:span><text:span text:style-name="T37">.</text:span> constructor initializer list. <text:span text:style-name="T15">16</text:span><text:span text:style-name="T37">. </text:span>passing this pointer from one member function to another. <text:span text:style-name="T15">17</text:span><text:span text:style-name="T37">. </text:span><text:s/>implicit class type conversion. <text:span text:style-name="T15">18</text:span><text:span text:style-name="T37">. </text:span>deleted functions. <text:span text:style-name="T15">19</text:span><text:span text:style-name="T37">.</text:span> classes whose objects can't be copied(ex, iostream objects). <text:span text:style-name="T16">20</text:span><text:span text:style-name="T38">.</text:span> smart pointers(3 types : shared, unique, weak) <text:span text:style-name="T16">21</text:span><text:span text:style-name="T38">. </text:span>interaction of smart_pointers with new. <text:span text:style-name="T16">22</text:span><text:span text:style-name="T38">.</text:span> about 20 golden rules of copy control. <text:span text:style-name="T16">23</text:span><text:span text:style-name="T38">.</text:span> template programming. <text:span text:style-name="T16">24</text:span><text:span text:style-name="T38">. </text:span>move constructors <text:span text:style-name="T38">and move assignment operators. </text:span><text:span text:style-name="T16">25</text:span><text:span text:style-name="T38">. rules of deciding when copy control members are deleted. </text:span><text:span text:style-name="T17">26</text:span><text:span text:style-name="T50">. virtual functions. </text:span><text:span text:style-name="T17">27</text:span><text:span text:style-name="T50">. pure virtual functions. </text:span><text:span text:style-name="T17">28</text:span><text:span text:style-name="T50">. accesibility of derived to base conversion.</text:span></text:p>
      <text:p text:style-name="P10"><text:span text:style-name="T39"><text:s text:c="17"/></text:span><text:span text:style-name="T42">STL containers <text:s/></text:span><text:span text:style-name="T43">used</text:span><text:span text:style-name="T41"> </text:span><text:span text:style-name="T40">: </text:span><text:span text:style-name="T44"><text:s/></text:span></text:p>
      <text:p text:style-name="P31"><text:span text:style-name="Teletype"><text:span text:style-name="T33"><text:s text:c="18"/></text:span></text:span><text:span text:style-name="Teletype"><text:span text:style-name="T35">1.</text:span></text:span><text:span text:style-name="Teletype"><text:span text:style-name="T27"> array</text:span></text:span><text:span text:style-name="Teletype"><text:span text:style-name="T28"> <text:s/></text:span></text:span><text:span text:style-name="Teletype"><text:span text:style-name="T35">2. </text:span></text:span><text:span text:style-name="Teletype"><text:span text:style-name="T27">vector </text:span></text:span><text:span text:style-name="Teletype"><text:span text:style-name="T28"><text:s/></text:span></text:span><text:span text:style-name="Teletype"><text:span text:style-name="T35">3. </text:span></text:span><text:span text:style-name="Teletype"><text:span text:style-name="T27">deque </text:span></text:span><text:span text:style-name="Teletype"><text:span text:style-name="T35">4. </text:span></text:span><text:span text:style-name="Teletype"><text:span text:style-name="T27">forward_list </text:span></text:span><text:span text:style-name="Teletype"><text:span text:style-name="T35">5. </text:span></text:span><text:span text:style-name="Teletype"><text:span text:style-name="T27">list </text:span></text:span><text:span text:style-name="Teletype"><text:span text:style-name="T28"><text:s/></text:span></text:span><text:span text:style-name="Teletype"><text:span text:style-name="T35">6. </text:span></text:span><text:span text:style-name="Teletype"><text:span text:style-name="T28">set </text:span></text:span><text:span text:style-name="Teletype"><text:span text:style-name="T35">7. </text:span></text:span><text:span text:style-name="Teletype"><text:span text:style-name="T27">multiset </text:span></text:span><text:span text:style-name="Teletype"><text:span text:style-name="T35">8. </text:span></text:span><text:span text:style-name="Teletype"><text:span text:style-name="T28">map </text:span></text:span></text:p>
      <text:p text:style-name="P31"><text:span text:style-name="Teletype"><text:span text:style-name="T33"><text:s text:c="18"/></text:span></text:span><text:span text:style-name="Teletype"><text:span text:style-name="T35">9. </text:span></text:span><text:span text:style-name="Teletype"><text:span text:style-name="T27">multimap</text:span></text:span><text:span text:style-name="Teletype"><text:span text:style-name="T28"> </text:span></text:span><text:span text:style-name="Teletype"><text:span text:style-name="T35">10. </text:span></text:span><text:span text:style-name="Teletype"><text:span text:style-name="T28">unordered_set </text:span></text:span><text:span text:style-name="Teletype"><text:span text:style-name="T35">11. </text:span></text:span><text:span text:style-name="Teletype"><text:span text:style-name="T28">unordered_</text:span></text:span><text:span text:style-name="Teletype"><text:span text:style-name="T27">multi</text:span></text:span><text:span text:style-name="Teletype"><text:span text:style-name="T28">set <text:s/></text:span></text:span><text:span text:style-name="Teletype"><text:span text:style-name="T35">12. </text:span></text:span><text:span text:style-name="Teletype"><text:span text:style-name="T28">unordered_map</text:span></text:span></text:p>
      <text:p text:style-name="P32"><text:span text:style-name="Teletype"><text:span text:style-name="T33"><text:s text:c="18"/></text:span></text:span><text:span text:style-name="Teletype"><text:span text:style-name="T35">13. </text:span></text:span><text:span text:style-name="Teletype"><text:span text:style-name="T28">unordered_</text:span></text:span><text:span text:style-name="Teletype"><text:span text:style-name="T27">multimap </text:span></text:span><text:span text:style-name="Teletype"><text:span text:style-name="T35">14. </text:span></text:span><text:span text:style-name="Teletype"><text:span text:style-name="T27">stack </text:span></text:span><text:span text:style-name="Teletype"><text:span text:style-name="T35">15. </text:span></text:span><text:span text:style-name="Teletype"><text:span text:style-name="T27">queue </text:span></text:span><text:span text:style-name="Teletype"><text:span text:style-name="T35">16. </text:span></text:span><text:span text:style-name="Teletype"><text:span text:style-name="T27">priority_queue</text:span></text:span></text:p>
      <text:p text:style-name="P23"><text:span text:style-name="Teletype"><text:span text:style-name="T48">QT </text:span></text:span><text:span text:style-name="Teletype"><text:span text:style-name="T45"><text:s/></text:span></text:span><text:span text:style-name="Teletype"><text:span text:style-name="T46">: </text:span></text:span></text:p>
      <text:p text:style-name="P35"><text:span text:style-name="Teletype"><text:span text:style-name="T36">1. </text:span></text:span><text:span text:style-name="Teletype"><text:span text:style-name="T29">QSerialPort </text:span></text:span><text:span text:style-name="Teletype"><text:span text:style-name="T36">2. </text:span></text:span><text:span text:style-name="Teletype"><text:span text:style-name="T29">Custom classes derived from Qwidget </text:span></text:span><text:span text:style-name="Teletype"><text:span text:style-name="T36">3. </text:span></text:span><text:span text:style-name="Teletype"><text:span text:style-name="T29">QPushButton </text:span></text:span><text:span text:style-name="Teletype"><text:span text:style-name="T36">4. </text:span></text:span><text:span text:style-name="Teletype"><text:span text:style-name="T29">QLabel </text:span></text:span><text:span text:style-name="Teletype"><text:span text:style-name="T36">5. </text:span></text:span><text:span text:style-name="Teletype"><text:span text:style-name="T29">realtime IPC using QsharedMemory </text:span></text:span><text:span text:style-name="Teletype"><text:span text:style-name="T36">6.</text:span></text:span><text:span text:style-name="Teletype"><text:span text:style-name="T29"> Signal/Slot connection by Designer window and </text:span></text:span><text:span text:style-name="Teletype"><text:span text:style-name="T31">by </text:span></text:span><text:span text:style-name="Teletype"><text:span text:style-name="T29">code </text:span></text:span><text:span text:style-name="Teletype"><text:span text:style-name="T36">7.</text:span></text:span><text:span text:style-name="Teletype"><text:span text:style-name="T29"> promoting widget to custom class <text:s/></text:span></text:span><text:span text:style-name="Teletype"><text:span text:style-name="T36">8.</text:span></text:span><text:span text:style-name="Teletype"><text:span text:style-name="T29"> QDialogBox </text:span></text:span><text:span text:style-name="Teletype"><text:span text:style-name="T36">9</text:span></text:span><text:span text:style-name="Teletype"><text:span text:style-name="T29">. .qrc file </text:span></text:span><text:span text:style-name="Teletype"><text:span text:style-name="T36">10.</text:span></text:span><text:span text:style-name="Teletype"><text:span text:style-name="T29"> QLineEdit </text:span></text:span><text:span text:style-name="Teletype"><text:span text:style-name="T36">11.</text:span></text:span><text:span text:style-name="Teletype"><text:span text:style-name="T29"> Q</text:span></text:span><text:span text:style-name="Teletype"><text:span text:style-name="T32">S</text:span></text:span><text:span text:style-name="Teletype"><text:span text:style-name="T29">tackedWidge</text:span></text:span><text:span text:style-name="Teletype"><text:span text:style-name="T30">t</text:span></text:span></text:p>
      <text:p text:style-name="P36"><text:span text:style-name="Teletype"><text:span text:style-name="T49">O</text:span></text:span><text:span text:style-name="Teletype"><text:span text:style-name="T49">ther tools</text:span></text:span><text:span text:style-name="Teletype"><text:span text:style-name="T34"> </text:span></text:span><text:span text:style-name="Teletype"><text:span text:style-name="T27"><text:s/></text:span></text:span><text:span text:style-name="Teletype"><text:span text:style-name="T28">: </text:span></text:span><text:span text:style-name="Teletype"><text:span text:style-name="T47"><text:s text:c="2"/>Creating Makefiles, Qmake, Cmake, GDB, GIT</text:span></text:span></text:p>
      <text:p text:style-name="P16"><draw:line text:anchor-type="paragraph" draw:z-index="3" draw:name="Shape3_0" draw:style-name="gr1" draw:text-style-name="P37" svg:x1="-2.011cm" svg:y1="0.095cm" svg:x2="17.353cm" svg:y2="0.095cm"><text:p/></draw:line><text:span text:style-name="T19">Work Experience</text:span><text:span text:style-name="T20"> : <text:s/><text:tab/></text:span><text:span text:style-name="T12"> <text:s text:c="4"/></text:span></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5">Organization</text:p>
          </table:table-cell>
          <table:table-cell table:style-name="Table1.A1" office:value-type="string">
            <text:p text:style-name="P5">Role/<text:span text:style-name="T26">Post</text:span></text:p>
          </table:table-cell>
          <table:table-cell table:style-name="Table1.A1" office:value-type="string">
            <text:p text:style-name="P5">From</text:p>
          </table:table-cell>
          <table:table-cell table:style-name="Table1.D1" office:value-type="string">
            <text:p text:style-name="P5">To</text:p>
          </table:table-cell>
        </table:table-row>
        <table:table-row table:style-name="Table1.2">
          <table:table-cell table:style-name="Table1.A1" office:value-type="string">
            <text:p text:style-name="P6">Agva Healthcare, Noida</text:p>
          </table:table-cell>
          <table:table-cell table:style-name="Table1.A1" office:value-type="string">
            <text:p text:style-name="P6">QT developer</text:p>
          </table:table-cell>
          <table:table-cell table:style-name="Table1.A1" office:value-type="string">
            <text:p text:style-name="P6">Oct-2021</text:p>
          </table:table-cell>
          <table:table-cell table:style-name="Table1.D1" office:value-type="string">
            <text:p text:style-name="P6">Till date</text:p>
          </table:table-cell>
        </table:table-row>
        <table:table-row table:style-name="Table1.2">
          <table:table-cell table:style-name="Table1.A3" office:value-type="string">
            <text:p text:style-name="P1">Biztechnosys infotech Pvt Ltd. , Bangaluru</text:p>
            <text:p text:style-name="P1"/>
          </table:table-cell>
          <table:table-cell table:style-name="Table1.A3" office:value-type="string">
            <text:p text:style-name="P1">Develop software using C#</text:p>
          </table:table-cell>
          <table:table-cell table:style-name="Table1.A3" office:value-type="string">
            <text:p text:style-name="P1">Feb-2020</text:p>
          </table:table-cell>
          <table:table-cell table:style-name="Table1.D3" office:value-type="string">
            <text:p text:style-name="P1">Mar-2020</text:p>
          </table:table-cell>
        </table:table-row>
        <table:table-row table:style-name="Table1.4">
          <table:table-cell table:style-name="Table1.A1" office:value-type="string">
            <text:p text:style-name="P1">R.C.I.T. , Bishrampur</text:p>
          </table:table-cell>
          <table:table-cell table:style-name="Table1.A1" office:value-type="string">
            <text:p text:style-name="P1">Assistant Professor</text:p>
          </table:table-cell>
          <table:table-cell table:style-name="Table1.A1" office:value-type="string">
            <text:p text:style-name="P1">Feb-2012</text:p>
          </table:table-cell>
          <table:table-cell table:style-name="Table1.D1" office:value-type="string">
            <text:p text:style-name="P2">July-2017</text:p>
          </table:table-cell>
        </table:table-row>
        <table:table-row table:style-name="Table1.4">
          <table:table-cell table:style-name="Table1.A1" office:value-type="string">
            <text:p text:style-name="P1">Anupam Technologies Pvt. Ltd. , Kolkata</text:p>
          </table:table-cell>
          <table:table-cell table:style-name="Table1.A1" office:value-type="string">
            <text:p text:style-name="P1">International Outbound Call centre executive</text:p>
          </table:table-cell>
          <table:table-cell table:style-name="Table1.A1" office:value-type="string">
            <text:p text:style-name="P1">July-2009</text:p>
            <text:p text:style-name="P1">(approx)</text:p>
          </table:table-cell>
          <table:table-cell table:style-name="Table1.D1" office:value-type="string">
            <text:p text:style-name="P1">Sep-2009</text:p>
            <text:p text:style-name="P1">(approx)</text:p>
          </table:table-cell>
        </table:table-row>
      </table:table>
      <text:p text:style-name="P29"><draw:line text:anchor-type="paragraph" draw:z-index="0" draw:name="Shape1" draw:style-name="gr1" draw:text-style-name="P37" svg:x1="-1.914cm" svg:y1="0.38cm" svg:x2="17.009cm" svg:y2="0.356cm"><text:p/></draw:line><text:s text:c="20"/></text:p>
      <text:p text:style-name="P12"><text:span text:style-name="T11">Education</text:span><text:span text:style-name="T13"> : <text:s text:c="2"/></text:span></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5">Examination</text:p>
          </table:table-cell>
          <table:table-cell table:style-name="Table2.A1" office:value-type="string">
            <text:p text:style-name="P5">University/Board</text:p>
          </table:table-cell>
          <table:table-cell table:style-name="Table2.A1" office:value-type="string">
            <text:p text:style-name="P5">School/College</text:p>
          </table:table-cell>
          <table:table-cell table:style-name="Table2.A1" office:value-type="string">
            <text:p text:style-name="P5">Year of <text:s/>Passing</text:p>
          </table:table-cell>
          <table:table-cell table:style-name="Table2.E1" office:value-type="string">
            <text:p text:style-name="P5">Performance</text:p>
          </table:table-cell>
        </table:table-row>
        <table:table-row table:style-name="Table2.2">
          <table:table-cell table:style-name="Table2.A1" office:value-type="string">
            <text:p text:style-name="P1">M.Tech in I.T.</text:p>
            <text:p text:style-name="P1">(specialization – Software Engineering)</text:p>
          </table:table-cell>
          <table:table-cell table:style-name="Table2.A1" office:value-type="string">
            <text:p text:style-name="P1">I.I.I.T. Allahabad</text:p>
          </table:table-cell>
          <table:table-cell table:style-name="Table2.A1" office:value-type="string">
            <text:p text:style-name="P1">I.I.I.T. Allahabad</text:p>
          </table:table-cell>
          <table:table-cell table:style-name="Table2.A1" office:value-type="string">
            <text:p text:style-name="P1">2019</text:p>
          </table:table-cell>
          <table:table-cell table:style-name="Table2.E1" office:value-type="string">
            <text:p text:style-name="P1">7.85/10</text:p>
          </table:table-cell>
        </table:table-row>
        <table:table-row table:style-name="Table2.3">
          <table:table-cell table:style-name="Table2.A1" office:value-type="string">
            <text:p text:style-name="P1">M.Tech in C.S.E.</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text:s/>2013</text:p>
          </table:table-cell>
          <table:table-cell table:style-name="Table2.E1" office:value-type="string">
            <text:p text:style-name="P1">7.14/10</text:p>
          </table:table-cell>
        </table:table-row>
        <table:table-row table:style-name="Table2.4">
          <table:table-cell table:style-name="Table2.A1" office:value-type="string">
            <text:p text:style-name="P1">B.Tech in I.T.</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2010</text:p>
          </table:table-cell>
          <table:table-cell table:style-name="Table2.E1" office:value-type="string">
            <text:p text:style-name="P1">7.48/10</text:p>
          </table:table-cell>
        </table:table-row>
        <table:table-row table:style-name="Table2.5">
          <table:table-cell table:style-name="Table2.A1" office:value-type="string">
            <text:p text:style-name="P1">Diploma in CST</text:p>
          </table:table-cell>
          <table:table-cell table:style-name="Table2.A1" office:value-type="string">
            <text:p text:style-name="P1">W.B.S.C.T.E.</text:p>
          </table:table-cell>
          <table:table-cell table:style-name="Table2.A1" office:value-type="string">
            <text:p text:style-name="P1">BIT ,Katwa</text:p>
          </table:table-cell>
          <table:table-cell table:style-name="Table2.A1" office:value-type="string">
            <text:p text:style-name="P1">2006</text:p>
          </table:table-cell>
          <table:table-cell table:style-name="Table2.E1" office:value-type="string">
            <text:p text:style-name="P1">74.6%</text:p>
            <text:p text:style-name="P1"/>
          </table:table-cell>
        </table:table-row>
        <table:table-row table:style-name="Table2.6">
          <table:table-cell table:style-name="Table2.A1" office:value-type="string">
            <text:p text:style-name="P1">Higher Secondary</text:p>
          </table:table-cell>
          <table:table-cell table:style-name="Table2.A1" office:value-type="string">
            <text:p text:style-name="P1">W.B.C.H.S.E.</text:p>
          </table:table-cell>
          <table:table-cell table:style-name="Table2.A1" office:value-type="string">
            <text:p text:style-name="P1">B. C. College, Asansol</text:p>
          </table:table-cell>
          <table:table-cell table:style-name="Table2.A1" office:value-type="string">
            <text:p text:style-name="P1">2002</text:p>
          </table:table-cell>
          <table:table-cell table:style-name="Table2.E1" office:value-type="string">
            <text:p text:style-name="P1">48.5%</text:p>
          </table:table-cell>
        </table:table-row>
        <table:table-row table:style-name="Table2.7">
          <table:table-cell table:style-name="Table2.A1" office:value-type="string">
            <text:p text:style-name="P3">Metriculation</text:p>
          </table:table-cell>
          <table:table-cell table:style-name="Table2.A1" office:value-type="string">
            <text:p text:style-name="P3">W.B.B.S.E.</text:p>
          </table:table-cell>
          <table:table-cell table:style-name="Table2.A1" office:value-type="string">
            <text:p text:style-name="P1">Sodepur Colliery High School</text:p>
          </table:table-cell>
          <table:table-cell table:style-name="Table2.A1" office:value-type="string">
            <text:p text:style-name="P1">2000</text:p>
          </table:table-cell>
          <table:table-cell table:style-name="Table2.E1" office:value-type="string">
            <text:p text:style-name="P1">65.25%</text:p>
          </table:table-cell>
        </table:table-row>
      </table:table>
      <text:p text:style-name="P17"><draw:line text:anchor-type="paragraph" draw:z-index="1" draw:name="Shape1" draw:style-name="gr1" draw:text-style-name="P37" svg:x1="-1.914cm" svg:y1="0.38cm" svg:x2="17.009cm" svg:y2="0.356cm"><text:p/></draw:line></text:p>
      <text:p text:style-name="P18"><text:span text:style-name="T19">Achievements</text:span><text:span text:style-name="T20"> : <text:s text:c="5"/></text:span></text:p>
      <text:list xml:id="list3981366137" text:style-name="WWNum2">
        <text:list-item>
          <text:p text:style-name="P34">98.7 percentile in Gate 2016 having <text:s text:c="2"/>Gate-Score 631 and rank 1311.</text:p>
        </text:list-item>
      </text:list>
      <text:p text:style-name="P4"><draw:line text:anchor-type="paragraph" draw:z-index="2" draw:name="Shape1" draw:style-name="gr1" draw:text-style-name="P37" svg:x1="-1.914cm" svg:y1="0.38cm" svg:x2="17.009cm" svg:y2="0.356cm"><text:p/></draw:line></text:p>
      <text:p text:style-name="P14"><text:span text:style-name="T22">PROJECTS</text:span><text:span text:style-name="T23"> : </text:span></text:p>
      <text:p text:style-name="P20"><text:span text:style-name="T13"><text:s text:c="40"/>1.</text:span> <text:s/><text:span text:style-name="T25">Developed UI of ventilator </text:span><text:span text:style-name="T51">in QT creator</text:span>.</text:p>
      <text:p text:style-name="P20"><text:span text:style-name="T14"><text:s text:c="40"/>2</text:span><text:span text:style-name="T13">.</text:span> <text:s/>Face recognition using PCA.</text:p>
      <text:p text:style-name="P19"><text:span text:style-name="T13"><text:s text:c="17"/><text:tab/> <text:s text:c="21"/></text:span><text:span text:style-name="T14">3</text:span><text:span text:style-name="T13">. <text:s/></text:span><text:span text:style-name="T10">Search engine for large document corpus using inverted index.</text:span></text:p>
      <text:p text:style-name="P22"><text:span text:style-name="T10"><text:s text:c="46"/></text:span><text:span text:style-name="T14">4</text:span><text:span text:style-name="T13">. <text:s/></text:span><text:span text:style-name="T10">MNIST digit recognition by CNN.</text:span></text:p>
      <text:p text:style-name="P22"><text:span text:style-name="T10"><text:s text:c="46"/></text:span><text:span text:style-name="T14">5</text:span><text:span text:style-name="T13">. <text:s/></text:span><text:span text:style-name="T10">Plant seedling(having 12 classes) classification using CNN. </text:span></text:p>
      <text:p text:style-name="P22"><text:span text:style-name="T10"><text:s text:c="46"/></text:span><text:span text:style-name="T14">6</text:span><text:span text:style-name="T10">. <text:s/>Image Compression by ConvLSTM</text:span></text:p>
      <text:p text:style-name="P13"><text:span text:style-name="T22">Personal <text:s/>STRENGTHS</text:span><text:span text:style-name="T23"> :</text:span></text:p>
      <text:p text:style-name="P13"><text:span text:style-name="T23"><text:s text:c="64"/></text:span><text:span text:style-name="T13">1</text:span>. <text:s/>Strong C++11 knowledge.</text:p>
      <text:p text:style-name="P22"><text:span text:style-name="T13"><text:s text:c="46"/>2. </text:span><text:s/>Comprehensive problem solving abilities. </text:p>
      <text:p text:style-name="P19"><text:span text:style-name="T13"><text:s text:c="40"/>3. <text:s/></text:span>Good verbal and written communication skills.</text:p>
      <text:p text:style-name="P19"><text:span text:style-name="T13"><text:s text:c="40"/>4.</text:span> Willingness to learn.</text:p>
      <text:p text:style-name="P21"><text:s text:c="40"/><text:span text:style-name="T13">5.</text:span> Using Linux mint and ubuntu from last 4 years.</text:p>
      <text:p text:style-name="P19"><text:s text:c="34"/></text:p>
      <text:p text:style-name="P15"><text:span text:style-name="T19">Communicating languages</text:span><text:span text:style-name="T20">:<text:tab/> <text:s text:c="8"/></text:span><text:span text:style-name="T21">English, Hindi and Bengali.</text:span></text:p>
      <text:p text:style-name="P24"><text:span text:style-name="T20">Declaration: <text:s text:c="37"/></text:span><text:span text:style-name="T21">I hereby declare that all the information given above are <text:s text:c="34"/></text:span></text:p>
      <text:p text:style-name="P26"><text:s text:c="60"/>true to the best of my knowledge and belief.</text:p>
      <text:p text:style-name="P25">Date:</text:p>
      <text:p text:style-name="P27">Place: <text:s text:c="110"/></text:p>
      <text:p text:style-name="P28"><text:span text:style-name="T12"><text:s text:c="11"/><text:tab/></text:span>---------------------------</text:p>
      <text:p text:style-name="Standard"><text:s text:c="117"/>Signature</text:p>
      <text:p text:style-name="Standard"><text:span text:style-name="T24"><text:s text:c="126"/></text:span>(Nirbhay Kumar Pande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orphans="0" fo:widows="0"/>
      <style:text-properties fo:language="en" fo:country="IN"/>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text-properties fo:font-size="13pt" fo:font-weight="bold" style:font-size-asian="13pt" style:font-weight-asian="bold" style:font-size-complex="13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fo:font-size="13pt" style:font-size-asian="13pt" style:font-name-complex="Symbol2" style:font-family-complex="Symbol" style:font-family-generic-complex="system" style:font-pitch-complex="variable" style:font-size-complex="13pt"/>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St2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fo:font-size="12pt" style:font-name-asian="Times New Roman1" style:font-family-asian="'Times New Roman'" style:font-family-generic-asian="system" style:font-pitch-asian="variable"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cm" fo:margin-right="1.799cm" fo:border="0.51pt solid #000000" fo:padding-top="0.406cm" fo:padding-bottom="0.088cm" fo:padding-left="2.205cm" fo:padding-right="1.35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cm" fo:margin-right="1.799cm" fo:border="0.51pt solid #000000" fo:padding-top="1.134cm" fo:padding-bottom="1.134cm" fo:padding-left="1.983cm" fo:padding-right="0.1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5:22:22.782597703</meta:creation-date>
    <dc:language>en-IN</dc:language>
    <meta:editing-cycles>6</meta:editing-cycles>
    <dc:title>CURRICULUM VITAE</dc:title>
    <meta:editing-duration>PT9M22S</meta:editing-duration>
    <meta:generator>LibreOffice/6.4.7.2$Linux_X86_64 LibreOffice_project/40$Build-2</meta:generator>
    <dc:date>2022-04-05T12:29:23.719736179</dc:date>
    <meta:document-statistic meta:table-count="2" meta:image-count="0" meta:object-count="0" meta:page-count="2" meta:paragraph-count="99" meta:word-count="500" meta:character-count="4767" meta:non-whitespace-character-count="3070"/>
  </office:meta>
</office:document-meta>
</file>